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D30000023DFD84FD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59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747cm" svg:height="14.856cm" svg:x="1.253cm" svg:y="1.8cm">
          <draw:image xlink:href="Pictures/10000000000002D30000023DFD84FDE1.png" xlink:type="simple" xlink:show="embed" xlink:actuate="onLoad">
            <text:p/>
          </draw:image>
        </draw:frame>
        <draw:frame draw:style-name="gr2" draw:text-style-name="P2" draw:layer="layout" svg:width="1.759cm" svg:height="0.569cm" svg:x="1.541cm" svg:y="13.843cm">
          <draw:text-box>
            <text:p><text:span text:style-name="T1">Reset</text:span></text:p>
          </draw:text-box>
        </draw:frame>
        <draw:frame draw:style-name="gr2" draw:text-style-name="P2" draw:layer="layout" svg:width="1.759cm" svg:height="0.569cm" svg:x="1.542cm" svg:y="13.444cm">
          <draw:text-box>
            <text:p><text:span text:style-name="T1">CS</text:span></text:p>
          </draw:text-box>
        </draw:frame>
        <draw:frame draw:style-name="gr2" draw:text-style-name="P2" draw:layer="layout" svg:width="2.458cm" svg:height="0.569cm" svg:x="1.542cm" svg:y="13.044cm">
          <draw:text-box>
            <text:p><text:span text:style-name="T1">RS-Data, CMD</text:span></text:p>
          </draw:text-box>
        </draw:frame>
        <draw:frame draw:style-name="gr2" draw:text-style-name="P2" draw:layer="layout" svg:width="1.759cm" svg:height="0.569cm" svg:x="1.542cm" svg:y="12.644cm">
          <draw:text-box>
            <text:p><text:span text:style-name="T1">WR</text:span></text:p>
          </draw:text-box>
        </draw:frame>
        <draw:frame draw:style-name="gr2" draw:text-style-name="P2" draw:layer="layout" svg:width="1.759cm" svg:height="0.569cm" svg:x="1.542cm" svg:y="12.244cm">
          <draw:text-box>
            <text:p><text:span text:style-name="T1">RD</text:span></text:p>
          </draw:text-box>
        </draw:frame>
        <draw:frame draw:style-name="gr2" draw:text-style-name="P2" draw:layer="layout" svg:width="1.759cm" svg:height="0.569cm" svg:x="18.142cm" svg:y="13.444cm">
          <draw:text-box>
            <text:p><text:span text:style-name="T1">D2</text:span></text:p>
          </draw:text-box>
        </draw:frame>
        <draw:frame draw:style-name="gr2" draw:text-style-name="P2" draw:layer="layout" svg:width="1.759cm" svg:height="0.569cm" svg:x="18.143cm" svg:y="13.045cm">
          <draw:text-box>
            <text:p><text:span text:style-name="T1">D3</text:span></text:p>
          </draw:text-box>
        </draw:frame>
        <draw:frame draw:style-name="gr2" draw:text-style-name="P2" draw:layer="layout" svg:width="1.759cm" svg:height="0.569cm" svg:x="18.143cm" svg:y="12.645cm">
          <draw:text-box>
            <text:p><text:span text:style-name="T1">D4</text:span></text:p>
          </draw:text-box>
        </draw:frame>
        <draw:frame draw:style-name="gr2" draw:text-style-name="P2" draw:layer="layout" svg:width="1.759cm" svg:height="0.569cm" svg:x="18.143cm" svg:y="12.245cm">
          <draw:text-box>
            <text:p><text:span text:style-name="T1">D5</text:span></text:p>
          </draw:text-box>
        </draw:frame>
        <draw:frame draw:style-name="gr2" draw:text-style-name="P2" draw:layer="layout" svg:width="1.759cm" svg:height="0.569cm" svg:x="18.143cm" svg:y="11.845cm">
          <draw:text-box>
            <text:p><text:span text:style-name="T1">D6</text:span></text:p>
          </draw:text-box>
        </draw:frame>
        <draw:frame draw:style-name="gr2" draw:text-style-name="P2" draw:layer="layout" svg:width="1.759cm" svg:height="0.569cm" svg:x="18.143cm" svg:y="11.445cm">
          <draw:text-box>
            <text:p><text:span text:style-name="T1">D7</text:span></text:p>
          </draw:text-box>
        </draw:frame>
        <draw:frame draw:style-name="gr2" draw:text-style-name="P2" draw:layer="layout" svg:width="1.759cm" svg:height="0.569cm" svg:x="18.143cm" svg:y="10.845cm">
          <draw:text-box>
            <text:p><text:span text:style-name="T1">D0</text:span></text:p>
          </draw:text-box>
        </draw:frame>
        <draw:frame draw:style-name="gr2" draw:text-style-name="P2" draw:layer="layout" svg:width="1.759cm" svg:height="0.569cm" svg:x="18.143cm" svg:y="10.445cm">
          <draw:text-box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lue </meta:initial-creator>
    <meta:creation-date>2014-11-09T10:15:30</meta:creation-date>
    <dc:date>2014-11-09T11:57:11</dc:date>
    <dc:creator>blue </dc:creator>
    <meta:editing-duration>PT15M48S</meta:editing-duration>
    <meta:editing-cycles>4</meta:editing-cycles>
    <meta:generator>LibreOffice/3.5$Linux_X86_64 LibreOffice_project/350m1$Build-2</meta:generator>
    <meta:document-statistic meta:object-count="14"/>
  </office:meta>
</office:document-meta>
</file>